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1665in" fo:margin-right="0.1665in" fo:margin-top="0in" fo:margin-bottom="0in" loext:contextual-spacing="false" fo:orphans="2" fo:widows="2" fo:text-indent="0in" style:auto-text-indent="false" fo:padding="0in" fo:border="none"/>
      <style:text-properties fo:font-variant="normal" fo:text-transform="none" fo:color="#424242" style:font-name="Roboto" fo:font-size="10.5pt" fo:letter-spacing="normal" fo:font-style="normal" fo:font-weight="normal"/>
    </style:style>
    <style:style style:name="P2" style:family="paragraph" style:parent-style-name="Text_20_body">
      <style:paragraph-properties fo:margin-left="0.1665in" fo:margin-right="0.1665in" fo:margin-top="0in" fo:margin-bottom="0in" loext:contextual-spacing="false" fo:orphans="2" fo:widows="2" fo:text-indent="0in" style:auto-text-indent="false" fo:padding="0in" fo:border="none"/>
      <style:text-properties fo:font-variant="normal" fo:text-transform="none" fo:color="#424242" fo:letter-spacing="normal"/>
    </style:style>
    <style:style style:name="P3" style:family="paragraph" style:parent-style-name="Text_20_body">
      <style:paragraph-properties fo:margin-left="0.1665in" fo:margin-right="0.1665in" fo:margin-top="0in" fo:margin-bottom="0in" loext:contextual-spacing="false" fo:orphans="2" fo:widows="2" fo:text-indent="0in" style:auto-text-indent="false" fo:padding="0in" fo:border="none" style:writing-mode="lr-tb"/>
    </style:style>
    <style:style style:name="P4" style:family="paragraph" style:parent-style-name="Text_20_body">
      <style:paragraph-properties fo:margin-left="0.1665in" fo:margin-right="0.1665in" fo:margin-top="0in" fo:margin-bottom="0in" loext:contextual-spacing="false" fo:orphans="2" fo:widows="2" fo:text-indent="0in" style:auto-text-indent="false" fo:break-before="page" fo:padding="0in" fo:border="none"/>
      <style:text-properties fo:font-variant="normal" fo:text-transform="none" fo:color="#424242" fo:letter-spacing="normal"/>
    </style:style>
    <style:style style:name="P5" style:family="paragraph" style:parent-style-name="Text_20_body">
      <style:paragraph-properties fo:margin-left="0.1665in" fo:margin-right="0.1665in" fo:margin-top="0in" fo:margin-bottom="0in" loext:contextual-spacing="false" fo:orphans="2" fo:widows="2" fo:text-indent="0in" style:auto-text-indent="false" fo:break-before="page" fo:padding="0in" fo:border="none"/>
    </style:style>
    <style:style style:name="P6" style:family="paragraph" style:parent-style-name="Text_20_body">
      <style:paragraph-properties fo:margin-left="0.1665in" fo:margin-right="0.1665in" fo:margin-top="0.25in" fo:margin-bottom="0.25in" loext:contextual-spacing="false" fo:orphans="2" fo:widows="2" fo:text-indent="0in" style:auto-text-indent="false"/>
      <style:text-properties fo:font-variant="normal" fo:text-transform="none" fo:color="#424242" fo:letter-spacing="normal"/>
    </style:style>
    <style:style style:name="P7" style:family="paragraph" style:parent-style-name="Heading_20_1">
      <style:paragraph-properties fo:margin-left="0.1665in" fo:margin-right="0.1665in" fo:margin-top="0in" fo:margin-bottom="0in" loext:contextual-spacing="false" fo:line-height="141%" fo:text-indent="0in" style:auto-text-indent="false" fo:padding="0in" fo:border="none"/>
    </style:style>
    <style:style style:name="P8" style:family="paragraph" style:parent-style-name="Heading_20_1">
      <style:paragraph-properties fo:break-before="page"/>
    </style:style>
    <style:style style:name="T1" style:family="text">
      <style:text-properties style:font-name="Roboto" fo:font-size="10.5pt" fo:font-style="normal" fo:font-weight="normal"/>
    </style:style>
    <style:style style:name="T2" style:family="text">
      <style:text-properties fo:font-variant="normal" fo:text-transform="none" fo:color="#424242" style:font-name="Roboto" fo:font-size="10.5pt" fo:letter-spacing="normal" fo:font-style="normal" fo:font-weight="normal"/>
    </style:style>
    <style:style style:name="T3" style:family="text">
      <style:text-properties fo:font-variant="normal" fo:text-transform="none" fo:color="#902290" style:font-name="Roboto" fo:font-size="10.5pt" fo:letter-spacing="normal" fo:font-style="normal" fo:font-weight="normal"/>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P8" text:outline-level="1"><text:bookmark text:name="titleHolder"/>Life of Jesus: Ancient Non-Christian Sources</text:h>
      <text:section text:style-name="Sect1" text:name="content">
        <text:p text:style-name="P1">Continuing our historical investigation into the early sources for the life, death and resurrection of Jesus, we turn next to the ancient non-Christian sources. We will move, successively, from ancient historians, to government officials, to other Jewish and Gentile sources, to early Gnostic sources and then to lost works that speak of Jesus.</text:p>
        <text:p text:style-name="P1">Ancient Historians</text:p>
        <text:p text:style-name="P1">Tacitus</text:p>
        <text:p text:style-name="P1">Cornelius Tacitus (ca. AD 55–120) was a Roman historian who lived through the reigns of over a half dozen Roman emperors. He has been called the “greatest historian” of ancient Rome, an individual generally acknowledged among scholars for his moral “integrity and essential goodness.”^1</text:p>
        <text:p text:style-name="P1">Tacitus is best known for two works—the Annalsand the Histories. The former is thought to have included eighteen books and the latter to have included twelve, for a total of thirty.^2 The Annalscover the period from Augustus’ death in AD 14 to that of Nero in AD 68, while the Historiesbegin after Nero’s death and proceed to that of Domitian in AD 96.</text:p>
        <text:p text:style-name="P1">Tacitus recorded at least one reference to Christ and two to early Christianity, one in each of his major works. The most important one is that found in the Annals, written about AD 115. The following was recounted concerning the great fire in Rome during the reign of Nero:</text:p>
        <text:p text:style-name="P1">Consequently, to get rid of the report, Nero fastened the guilt and inflicted the most exquisite tortures on a class hated for their abominations, called Christians by the populace. Christus, from whom the name had its origin, suffered the extreme penalty during the reign of Tiberius at the hands of one of our procurators, Pontius Pilatus, and a most mischievous superstition, thus checked for the moment, again broke out not only in Judaea, the first source of the evil, but even in Rome, where all things hideous and shameful from every part of the world find their centre and become popular. Accordingly, an arrest was first made of all who pleaded guilty; then, upon their information, an immense multitude was convicted, not so much of the crime of firing the city, as of hatred against mankind. Mockery of every sort was added to their deaths. Covered with the skins of beasts, they were torn by dogs and perished, or were nailed to crosses, or were doomed to the flames and burnt, to serve as a nightly illumination, when daylight had expired.</text:p>
        <text:p text:style-name="P1">Nero offered his gardens for the spectacle, and was exhibiting a show in the circus, while he mingled with the people in the dress of a charioteer or stood aloft on a car.</text:p>
        <text:p text:style-name="P1">1 Moses Hadas, “Introduction” to The Complete Works of Tacitus(New York: Random House, 1942), pp. IX, XIII-XIV.</text:p>
        <text:p text:style-name="P1">2 An alternate theory is that the Annalsincluded sixteen books and the Histories, fourteen books, also for a total of thirty (cf. Hadas, p. XII).</text:p>
        <text:p text:style-name="P3"><text:span text:style-name="T2">______<text:line-break/>From Gary R. Habermas, The Historical Jesus – Ancient Evidence For The Life Of Christ (in print </text:span><text:a xlink:type="simple" xlink:href="http://www.amazon.com/gp/product/0899007325/ref=as_li_ss_tl?ie=UTF8&amp;tag=e0bf-20&amp;linkCode=as2&amp;camp=217153&amp;creative=399349&amp;creativeASIN=0899007325" text:style-name="Internet_20_link" text:visited-style-name="Visited_20_Internet_20_Link"><text:span text:style-name="T3">at Amazon</text:span></text:a><text:span text:style-name="T2">)<text:line-break/>_____________________</text:span></text:p>
        <text:p text:style-name="P1">Hence, even for criminals who deserved extreme and exemplary punishment, there arose a feeling of compassion; for it was not, as it seemed, for the public good, but to glut one man’s cruelty, that they were being destroyed.^3 From this report we can learn several facts, both explicit and implicit, concerning Christ and the Christians who lived in Rome in the AD 60s. Chronologically, we may ascertain the following information.</text:p>
        <text:p text:style-name="P6"/>
      </text:section>
      <text:h text:style-name="P7" text:outline-level="1"><text:soft-page-break/></text:h>
      <text:section text:style-name="Sect1" text:name="Section1">
        <text:p text:style-name="P1"><text:bookmark text:name="content"/>(1) Christians were named for their founder, Christus (from the Latin), (2)who was put to death by the Roman procurator Pontius Pilatus (also Latin), (3)during the reign of emperor Tiberius (AD 14–37). (4)His death ended the “superstition” for a short time, (5)but it broke out again, (6)especially in Judaea, where the teaching had its origin. (7) His followers carried his doctrine to Rome. (8)When the great fire destroyed a large part of the city during the reign of Nero (AD 54–68), the emperor placed the blame on the Christians who lived in Rome. (9)Tacitus reports that this group was hated for their abominations. (10)These Christians were arrested after pleading guilty, (11)and many were convicted for “hatred for mankind.” (12)They were mocked and (13)then tortured, including being “nailed to crosses” or burnt to death. (14) Because of these actions, the people had compassion on the Christians. (15) Tacitus therefore concluded that such punishments were not for the public good but were simply “to glut one man’s cruelty.”^4</text:p>
        <text:p text:style-name="P1">Several facts here are of interest. As F.F. Bruce has noted, Tacitus had to receive his information from some source and this may have been an official record. It may even have been contained in one of Pilate’s reports to the emperor, to which Tacitus would probably have had access because of his standing with the government.^5 Of course, we cannot be sure at this point, but a couple of early writers do claim to know the contents of such a report, as we will perceive later.</text:p>
        <text:p text:style-name="P1">Also of interest is the historical context for Jesus’ death, as he is linked with both Pilate and Tiberius. Additionally, J.N.D. Anderson sees implications in Tacitus’ quote concerning Jesus’ resurrection. It is scarcely fanciful to suggest that when he adds that “A most mischievous superstition, thus checked for the moment, again broke out” he is bearing indirect and unconscious testimony to the conviction of the early church that the Christ who had been crucified had risen from the grave.^6 Although we must be careful not to press this implication too far, the possibility remains that Tacitus may have indirectly referred to the Christians’ belief in Jesus’ resurrection, since his teachings “again broke out” after his death.</text:p>
        <text:p text:style-name="P1">Also interesting is the mode of torture employed against the early Christians. Besides burning, a number were crucified by being “nailed to crosses.”</text:p>
        <text:p text:style-name="P1">3 Tacitus, 15.44.</text:p>
        <text:p text:style-name="P1">4 Ibid.</text:p>
        <text:p text:style-name="P1">5 F.F. Bruce, Christian Origins, p. 23.</text:p>
        <text:p text:style-name="P1">6 J.N.D. Anderson, Christianity: The Witness of History(London: Tyndale, 1969), p. 19.</text:p>
        <text:p text:style-name="P1">Not only is this the method used with Jesus, but tradition reports that Nero was responsible for crucifying Peter as well, but upside down. The compassion aroused in the Roman people is also noteworthy.</text:p>
        <text:p text:style-name="P1">The second reference to Jesus in the writings of Tacitus is found in the Histories. While the specific reference is lost, as is most of this book, the reference is preserved by Sulpicus Severus.^7 He informs us that Tacitus wrote of the burning of the Jerusalem temple by the Romans in AD 70, an event which destroyed the city. The Christians are mentioned as a group that were connected with these events. All we can gather from this reference is that Tacitus was also aware of the existence of Christians other than in the context of their presence in Rome. Granted, the facts that Tacitus (and most other extrabiblical sources) report about Jesus are well known in our present culture. Yet we find significance in the surprising confirmation for the life of Jesus. Suetonius</text:p>
        <text:p text:style-name="P6"/>
      </text:section>
      <text:p text:style-name="Standard"/>
      <text:section text:style-name="Sect1" text:name="Section2">
        <text:p text:style-name="P5"><text:bookmark text:name="content1"/><text:span text:style-name="T2">Another Roman historian who also makes one reference to Jesus and one to Christians is Gaius Suetonius Tranquillas. Little is known about him except that he was the chief secretary of Emperor Hadrian (AD 117–138) and that he had access to the imperial records.^8 The first reference occurs in the section on emperor Claudius (AD 41–54). Writing about the same time as Tacitus,^9 Suetonius remarked concerning Claudius: Because the Jews at Rome caused continuous disturbances at the instigation of Chrestus, he expelled them from the city.^10</text:span></text:p>
        <text:p text:style-name="P1">The translator notes that “Chrestus” is a variant spelling of “Christ,” as noted by other commentators as well,^11 and is virtually the same as Tacitus’ Latin spelling.</text:p>
        <text:p text:style-name="P1">Suetonius refers to a wave of riots which broke out in a large Jewish community in Rome during the year AD 49. As a result, the Jews were banished from the city. Incidentally, this statement has an interesting corroboration in Acts 18:2, which relates that Paul met a Jewish couple from Pontus named Aquila and his wife Priscilla, who had recently left Italy because Claudius had demanded that all Jews leave Rome.</text:p>
        <text:p text:style-name="P1">The second reference from Suetonius is again to the Christians who were tortured by emperor Nero: After the great fire at Rome . . . . Punishments were also inflicted on the Christians, a sect professing a new and mischievous religious belief.^12</text:p>
        <text:p text:style-name="P1">Few facts are derived from the two references by Suetonius. The first relates (1)to the expulsion of Jews from Rome, but also makes the claim (2)that it was Christ who caused the Jews to make the uproar in Rome, apparently by his teachings. The second reference is quite similar to the longer statement by Tacitus, (3)including the use of the word “mischievous” to describe the group’s beliefs and (4)the term “Christians” to identify this group as followers of the teachings of Christ.</text:p>
        <text:p text:style-name="P1">7 Chronicles 2:30.6.</text:p>
        <text:p text:style-name="P1">8 Robert Graves, “Introduction” to Suetonius’ The Twelve Caesars, transl. by Robert Graves (Baltimore: Penguin, 1957), p. 7.</text:p>
        <text:p text:style-name="P1">9 Amiot, “Jesus A Historical Person,” p. 8.</text:p>
        <text:p text:style-name="P1">10 Suetonius, Claudius, 25.</text:p>
        <text:p text:style-name="P1">11 Graves, The Twelve Caesars, p. 197; Bruce, Christian Origins, p. 21; Amiot, “Jesus,” p.8.</text:p>
        <text:p text:style-name="P1">12 Suetonius, Nero, 16.</text:p>
        <text:p text:style-name="P1">Josephus</text:p>
        <text:p text:style-name="P1">Jewish historian Flavius Josephus was born in AD 37 or 38 and died in AD 97. He was born into a priestly family and became a Pharisee at the age of nineteen. After surviving a battle against the Romans, he served commander Vespasian in Jerusalem. After the destruction of Jerusalem in AD 70, he moved to Rome, where he became the court historian for emperor Vespasian.^13</text:p>
        <text:p text:style-name="P2"><text:span text:style-name="T1">The Antiquities, one of Josephus’ major works, provides some valuable but disputed evidence concerning Jesus. Written around AD 90–95, it is earlier than the testimonies of the Roman historians. Josephus speaks about many persons and events of first century Palestine and makes two references to Jesus. The first is very brief and is in the context of a reference to James, “the brother of Jesus, who was called Christ.”^14 Here we find a close connection between Jesus and James and the belief on the part of some that Jesus was the Messiah.</text:span></text:p>
        <text:section text:style-name="Sect1" text:name="Section3">
          <text:p text:style-name="P4"><text:bookmark text:name="content2"/><text:span text:style-name="T1">Another Roman historian who also makes one reference to Jesus and one to Christians is Gaius Suetonius Tranquillas. Little is known about him except that he was the chief secretary of Emperor Hadrian (AD 117–138) and that he had access to the imperial records.^8 The first reference occurs in the section on emperor Claudius (AD 41–54). Writing about the same time as Tacitus,^9 Suetonius remarked concerning Claudius: Because the Jews at Rome caused continuous disturbances at the instigation of Chrestus, he expelled them from the city.^10</text:span></text:p>
          <text:p text:style-name="P1">The translator notes that “Chrestus” is a variant spelling of “Christ,” as noted by other commentators as well,^11 and is virtually the same as Tacitus’ Latin spelling.</text:p>
          <text:p text:style-name="P1">Suetonius refers to a wave of riots which broke out in a large Jewish community in Rome during the year AD 49. As a result, the Jews were banished from the city. Incidentally, this statement has an interesting corroboration in Acts 18:2, which relates that Paul met a Jewish couple from Pontus named Aquila and his wife Priscilla, who had recently left Italy because Claudius had demanded that all Jews leave Rome.</text:p>
          <text:p text:style-name="P1">The second reference from Suetonius is again to the Christians who were tortured by emperor Nero: After the great fire at Rome . . . . Punishments were also inflicted on the Christians, a sect professing a new and mischievous religious belief.^12</text:p>
          <text:p text:style-name="P1">Few facts are derived from the two references by Suetonius. The first relates (1)to the expulsion of Jews from Rome, but also makes the claim (2)that it was Christ who caused the Jews to make the uproar in Rome, apparently by his teachings. The second reference is quite similar to the longer statement by Tacitus, (3)including the use of the word “mischievous” to describe the group’s beliefs and (4)the term “Christians” to identify this group as followers of the teachings of Christ.</text:p>
          <text:p text:style-name="P1">7 Chronicles 2:30.6.</text:p>
          <text:p text:style-name="P1">8 Robert Graves, “Introduction” to Suetonius’ The Twelve Caesars, transl. by Robert Graves (Baltimore: Penguin, 1957), p. 7.</text:p>
          <text:p text:style-name="P1">9 Amiot, “Jesus A Historical Person,” p. 8.</text:p>
          <text:p text:style-name="P1">10 Suetonius, Claudius, 25.</text:p>
          <text:p text:style-name="P1">11 Graves, The Twelve Caesars, p. 197; Bruce, Christian Origins, p. 21; Amiot, “Jesus,” p.8.</text:p>
          <text:p text:style-name="P1">12 Suetonius, Nero, 16.</text:p>
          <text:p text:style-name="P1">Josephus</text:p>
          <text:p text:style-name="P1">Jewish historian Flavius Josephus was born in AD 37 or 38 and died in AD 97. He was born into a priestly family and became a Pharisee at the age of nineteen. After surviving a battle against the Romans, he served commander Vespasian in Jerusalem. After the destruction of Jerusalem in AD 70, he moved to Rome, where he became the court historian for emperor Vespasian.^13</text:p>
          <text:p text:style-name="P2"><text:span text:style-name="T1">The Antiquities, one of Josephus’ major works, provides some valuable but disputed evidence concerning Jesus. Written around AD 90–95, it is earlier than the testimonies of the Roman historians. Josephus speaks about many persons and events of first century Palestine and makes two references to Jesus. The first is very brief and is in the context of a reference to James, “the brother of Jesus, who was called Christ.”^14 Here we find a close connection between Jesus and James and the belief on the part of some that Jesus was the Messiah.</text:span></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Times New Roman" fo:font-family="'Times New Roman'"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4T14:44:24.558000000</meta:creation-date>
    <dc:date>2019-08-04T15:57:09.576000000</dc:date>
    <meta:editing-duration>PT32M24S</meta:editing-duration>
    <meta:editing-cycles>1</meta:editing-cycles>
    <meta:document-statistic meta:table-count="0" meta:image-count="0" meta:object-count="0" meta:page-count="5" meta:paragraph-count="51" meta:word-count="2198" meta:character-count="13108" meta:non-whitespace-character-count="10970"/>
    <meta:generator>LibreOffice/6.2.5.2$Windows_x86 LibreOffice_project/1ec314fa52f458adc18c4f025c545a4e8b22c159</meta:generator>
  </office:meta>
</office:document-meta>
</file>